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writing-mode="rl-tb"/>
      <style:text-properties officeooo:paragraph-rsid="001a1bdb"/>
    </style:style>
    <style:style style:name="P2" style:family="paragraph" style:parent-style-name="Standard">
      <style:paragraph-properties fo:margin-left="0in" fo:margin-right="0in" fo:text-align="end" style:justify-single-word="false" fo:text-indent="0in" style:auto-text-indent="false" style:writing-mode="rl-tb"/>
      <style:text-properties officeooo:paragraph-rsid="001b365b"/>
    </style:style>
    <style:style style:name="P3" style:family="paragraph" style:parent-style-name="Standard">
      <style:paragraph-properties fo:margin-left="0in" fo:margin-right="0in" fo:text-align="end" style:justify-single-word="false" fo:text-indent="0in" style:auto-text-indent="false" style:writing-mode="rl-tb"/>
      <style:text-properties fo:font-size="12pt" style:text-underline-style="solid" style:text-underline-width="auto" style:text-underline-color="font-color" officeooo:rsid="000e81f5" officeooo:paragraph-rsid="000e81f5" style:font-size-asian="12pt" style:font-size-complex="12pt"/>
    </style:style>
    <style:style style:name="P4" style:family="paragraph" style:parent-style-name="Standard">
      <style:paragraph-properties fo:margin-left="0in" fo:margin-right="0in" fo:text-align="end" style:justify-single-word="false" fo:text-indent="0in" style:auto-text-indent="false" style:writing-mode="rl-tb"/>
      <style:text-properties fo:font-size="9pt" officeooo:paragraph-rsid="000e81f5" style:font-size-asian="9pt" style:font-size-complex="9pt"/>
    </style:style>
    <style:style style:name="P5" style:family="paragraph" style:parent-style-name="Standard">
      <style:paragraph-properties fo:margin-left="0in" fo:margin-right="0in" fo:text-align="end" style:justify-single-word="false" fo:text-indent="0in" style:auto-text-indent="false" style:writing-mode="rl-tb"/>
      <style:text-properties fo:font-size="9pt" officeooo:paragraph-rsid="00129be5" style:font-size-asian="9pt" style:font-size-complex="9pt"/>
    </style:style>
    <style:style style:name="P6" style:family="paragraph" style:parent-style-name="Standard">
      <style:paragraph-properties fo:margin-left="0in" fo:margin-right="0in" fo:text-align="end" style:justify-single-word="false" fo:text-indent="0in" style:auto-text-indent="false" style:writing-mode="rl-tb"/>
      <style:text-properties fo:font-size="9pt" officeooo:paragraph-rsid="00156b55" style:font-size-asian="9pt" style:font-size-complex="9pt"/>
    </style:style>
    <style:style style:name="P7" style:family="paragraph" style:parent-style-name="Standard">
      <style:paragraph-properties fo:margin-left="0in" fo:margin-right="0in" fo:text-align="end" style:justify-single-word="false" fo:text-indent="0in" style:auto-text-indent="false" style:writing-mode="rl-tb"/>
      <style:text-properties fo:font-size="9pt" officeooo:paragraph-rsid="00194002" style:font-size-asian="9pt" style:font-size-complex="9pt"/>
    </style:style>
    <style:style style:name="P8" style:family="paragraph" style:parent-style-name="Standard">
      <style:paragraph-properties fo:margin-left="0in" fo:margin-right="0in" fo:text-align="end" style:justify-single-word="false" fo:text-indent="0in" style:auto-text-indent="false" style:writing-mode="rl-tb"/>
      <style:text-properties fo:font-size="9pt" officeooo:rsid="000fc546" officeooo:paragraph-rsid="00104a29" style:font-size-asian="9pt" style:font-size-complex="9pt"/>
    </style:style>
    <style:style style:name="P9" style:family="paragraph" style:parent-style-name="Standard">
      <style:paragraph-properties fo:margin-left="0in" fo:margin-right="0in" fo:text-align="end" style:justify-single-word="false" fo:text-indent="0in" style:auto-text-indent="false" style:writing-mode="rl-tb"/>
      <style:text-properties fo:font-size="9pt" officeooo:rsid="000fc546" officeooo:paragraph-rsid="00129be5" style:font-size-asian="9pt" style:font-size-complex="9pt"/>
    </style:style>
    <style:style style:name="P10" style:family="paragraph" style:parent-style-name="Standard">
      <style:paragraph-properties fo:margin-left="0in" fo:margin-right="0in" fo:text-align="end" style:justify-single-word="false" fo:text-indent="0in" style:auto-text-indent="false" style:writing-mode="rl-tb"/>
      <style:text-properties fo:font-size="9pt" officeooo:rsid="0013950d" officeooo:paragraph-rsid="0014c0ad" style:font-size-asian="9pt" style:font-size-complex="9pt"/>
    </style:style>
    <style:style style:name="P11" style:family="paragraph" style:parent-style-name="Standard">
      <style:paragraph-properties fo:margin-left="0in" fo:margin-right="0in" fo:text-align="end" style:justify-single-word="false" fo:text-indent="0in" style:auto-text-indent="false" style:writing-mode="rl-tb"/>
      <style:text-properties fo:font-size="9pt" officeooo:rsid="0013950d" officeooo:paragraph-rsid="00156b55" style:font-size-asian="9pt" style:font-size-complex="9pt"/>
    </style:style>
    <style:style style:name="P12" style:family="paragraph" style:parent-style-name="Standard">
      <style:paragraph-properties fo:margin-left="0in" fo:margin-right="0in" fo:text-align="end" style:justify-single-word="false" fo:text-indent="0in" style:auto-text-indent="false" style:writing-mode="rl-tb"/>
      <style:text-properties fo:font-size="9pt" officeooo:rsid="0013950d" officeooo:paragraph-rsid="0017e0b5" style:font-size-asian="9pt" style:font-size-complex="9pt"/>
    </style:style>
    <style:style style:name="P13" style:family="paragraph" style:parent-style-name="Standard">
      <style:paragraph-properties fo:margin-left="0in" fo:margin-right="0in" fo:text-align="end" style:justify-single-word="false" fo:text-indent="0in" style:auto-text-indent="false" style:writing-mode="rl-tb"/>
      <style:text-properties fo:font-size="9pt" officeooo:rsid="0014c0ad" officeooo:paragraph-rsid="0014c0ad" style:font-size-asian="9pt" style:font-size-complex="9pt"/>
    </style:style>
    <style:style style:name="P14" style:family="paragraph" style:parent-style-name="Standard">
      <style:paragraph-properties fo:margin-left="0in" fo:margin-right="0in" fo:text-align="end" style:justify-single-word="false" fo:text-indent="0in" style:auto-text-indent="false" style:writing-mode="rl-tb"/>
      <style:text-properties fo:font-size="9pt" officeooo:rsid="0018abbc" officeooo:paragraph-rsid="0018abbc" style:font-size-asian="9pt" style:font-size-complex="9pt"/>
    </style:style>
    <style:style style:name="P15" style:family="paragraph" style:parent-style-name="Standard">
      <style:paragraph-properties fo:margin-left="0in" fo:margin-right="0in" fo:text-align="end" style:justify-single-word="false" fo:text-indent="0in" style:auto-text-indent="false" style:writing-mode="rl-tb"/>
      <style:text-properties fo:font-size="9pt" style:text-underline-style="none" fo:font-weight="normal" officeooo:rsid="0013950d" officeooo:paragraph-rsid="001a1bdb" style:font-size-asian="9pt" style:font-weight-asian="normal" style:font-size-complex="9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e81f5" style:font-weight-asian="normal" style:font-weight-complex="normal"/>
    </style:style>
    <style:style style:name="T3" style:family="text">
      <style:text-properties style:text-underline-style="none" fo:font-weight="normal" officeooo:rsid="000fc546" style:font-weight-asian="normal" style:font-weight-complex="normal"/>
    </style:style>
    <style:style style:name="T4" style:family="text">
      <style:text-properties style:text-underline-style="none" fo:font-weight="normal" officeooo:rsid="0011f3fc" style:font-weight-asian="normal" style:font-weight-complex="normal"/>
    </style:style>
    <style:style style:name="T5" style:family="text">
      <style:text-properties style:text-underline-style="none" fo:font-weight="normal" officeooo:rsid="00194002" style:font-weight-asian="normal" style:font-weight-complex="normal"/>
    </style:style>
    <style:style style:name="T6" style:family="text">
      <style:text-properties style:text-underline-style="none" fo:font-weight="normal" officeooo:rsid="00104a29" style:font-weight-asian="normal" style:font-weight-complex="normal"/>
    </style:style>
    <style:style style:name="T7" style:family="text">
      <style:text-properties style:text-underline-style="none" fo:font-weight="normal" officeooo:rsid="00129be5" style:font-weight-asian="normal" style:font-weight-complex="normal"/>
    </style:style>
    <style:style style:name="T8" style:family="text">
      <style:text-properties style:text-underline-style="none" fo:font-weight="normal" officeooo:rsid="001a0475" style:font-weight-asian="normal" style:font-weight-complex="normal"/>
    </style:style>
    <style:style style:name="T9" style:family="text">
      <style:text-properties style:text-underline-style="none" fo:font-weight="normal" officeooo:rsid="0014c0ad" style:font-weight-asian="normal" style:font-weight-complex="normal"/>
    </style:style>
    <style:style style:name="T10" style:family="text">
      <style:text-properties style:text-underline-style="none" fo:font-weight="normal" officeooo:rsid="0013950d" style:font-weight-asian="normal" style:font-weight-complex="normal"/>
    </style:style>
    <style:style style:name="T11" style:family="text">
      <style:text-properties style:text-underline-style="none" fo:font-weight="normal" officeooo:rsid="001535d9" style:font-weight-asian="normal" style:font-weight-complex="normal"/>
    </style:style>
    <style:style style:name="T12" style:family="text">
      <style:text-properties style:text-underline-style="none" fo:font-weight="normal" officeooo:rsid="00156b55" style:font-weight-asian="normal" style:font-weight-complex="normal"/>
    </style:style>
    <style:style style:name="T13" style:family="text">
      <style:text-properties style:text-underline-style="none" fo:font-weight="normal" officeooo:rsid="0017e0b5" style:font-weight-asian="normal" style:font-weight-complex="normal"/>
    </style:style>
    <style:style style:name="T14" style:family="text">
      <style:text-properties fo:font-weight="bold" style:font-weight-asian="bold"/>
    </style:style>
    <style:style style:name="T15" style:family="text">
      <style:text-properties fo:font-size="9pt" style:text-underline-style="none" fo:font-weight="normal" officeooo:rsid="001a0475" style:font-size-asian="9pt" style:font-weight-asian="normal" style:font-size-complex="9pt" style:font-weight-complex="normal"/>
    </style:style>
    <style:style style:name="T16" style:family="text">
      <style:text-properties fo:font-size="9pt" style:text-underline-style="none" fo:font-weight="normal" officeooo:rsid="0014c0ad" style:font-size-asian="9pt" style:font-weight-asian="normal" style:font-size-complex="9pt" style:font-weight-complex="normal"/>
    </style:style>
    <style:style style:name="T17" style:family="text">
      <style:text-properties fo:font-size="9pt" style:text-underline-style="none" fo:font-weight="normal" officeooo:rsid="0013950d" style:font-size-asian="9pt" style:font-weight-asian="normal" style:font-size-complex="9pt" style:font-weight-complex="normal"/>
    </style:style>
    <style:style style:name="T18" style:family="text">
      <style:text-properties fo:font-size="9pt" style:text-underline-style="none" fo:font-weight="normal" officeooo:rsid="001a1bdb" style:font-size-asian="9pt" style:font-weight-asian="normal" style:font-size-complex="9pt" style:font-weight-complex="normal"/>
    </style:style>
    <style:style style:name="T19" style:family="text">
      <style:text-properties fo:font-size="9pt" style:text-underline-style="none" fo:font-weight="normal" officeooo:rsid="000e81f5" style:font-size-asian="9pt" style:font-weight-asian="normal" style:font-size-complex="9pt" style:font-weight-complex="normal"/>
    </style:style>
    <style:style style:name="T20" style:family="text">
      <style:text-properties fo:font-size="9pt" style:text-underline-style="none" fo:font-weight="normal" officeooo:rsid="00104a29" style:font-size-asian="9pt" style:font-weight-asian="normal" style:font-size-complex="9pt" style:font-weight-complex="normal"/>
    </style:style>
    <style:style style:name="T21" style:family="text">
      <style:text-properties fo:font-size="9pt" style:text-underline-style="none" fo:font-weight="normal" officeooo:rsid="0017e0b5" style:font-size-asian="9pt" style:font-weight-asian="normal" style:font-size-complex="9pt" style:font-weight-complex="normal"/>
    </style:style>
    <style:style style:name="T22" style:family="text">
      <style:text-properties fo:font-size="9pt" style:text-underline-style="none" fo:font-weight="normal" officeooo:rsid="0018abbc" style:font-size-asian="9pt" style:font-weight-asian="normal" style:font-size-complex="9pt" style:font-weight-complex="normal"/>
    </style:style>
    <style:style style:name="T23" style:family="text">
      <style:text-properties fo:font-size="9pt" style:text-underline-style="none" fo:font-weight="normal" officeooo:rsid="00156b55" style:font-size-asian="9pt" style:font-weight-asian="normal" style:font-size-complex="9pt" style:font-weight-complex="normal"/>
    </style:style>
    <style:style style:name="T24" style:family="text">
      <style:text-properties fo:font-size="9pt" style:text-underline-style="none" fo:font-weight="normal" officeooo:rsid="001b365b" style:font-size-asian="9pt" style:font-weight-asian="normal" style:font-size-complex="9pt" style:font-weight-complex="normal"/>
    </style:style>
    <style:style style:name="T25" style:family="text">
      <style:text-properties fo:font-size="9pt" style:text-underline-style="none" fo:font-weight="normal" officeooo:rsid="001e99bb" style:font-size-asian="9pt" style:font-weight-asian="normal" style:font-size-complex="9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מטלה בתקשורת 3.<text:line-break/><text:span text:style-name="T14">חלק א' – DoH</text:span></text:p>
      <text:p text:style-name="P4"><text:span text:style-name="T2">1) מאחר וDoH עובד בעיקר ברמת האפליקציה הוא שולח את השאילתות שלו מוצפנות בתוך HTTPS שלא כמו במקרה של DNS רגיל ששולח בצורת Plain text , מעבר לזה שזה מאובטח ומוצפן זה מאפשר לשלוח שאילתות DoH לרשימה מאוד קונקרטית של שרתי DNS וכך לעקוף את שרתי ה DNS הדיפולטיבים של ספק האינטרנט </text:span><text:span text:style-name="T3">מה שגורם למיקוד התעבורה הוא בתורו משפר את ביצועי הטעינה.</text:span></text:p>
      <text:p text:style-name="P5"><text:span text:style-name="T3">2) א. </text:span><text:span text:style-name="T4">כפני שנאמר קודם <text:s/></text:span><text:span text:style-name="T2">DoH </text:span><text:span text:style-name="T4">עובד ברמת האפליקציה ולא ברמת המערכת הפעלה כלומר אי אפשר להתשמש ב <text:s/></text:span><text:span text:style-name="T2">DoH </text:span><text:span text:style-name="T4">בכל פעולה אפשרית ברשת בלי להתחשב בתוכנה/דפדפן בו אנו משתמשים</text:span><text:span text:style-name="T5">(עודכן בגרסאות האחרונות של WINDOWS וMAC אבל עדין מהווה עניין שמערכת הפעלה לא תמיד הכי רלוונטית על 100 מהמכשירים בעולם לכן כל עוד זה לא כך הסעיף הזה רלונטי)</text:span><text:span text:style-name="T4">.</text:span></text:p>
      <text:p text:style-name="P8"><text:span text:style-name="T1">ב.</text:span><text:span text:style-name="T6"> עלול להחליש את רמת הבטיחות ברשת של המשתמש, מאחר ו</text:span><text:span text:style-name="T2"> DoH </text:span><text:span text:style-name="T6">למרות הכל מבצע פניות DNS רקורסיביות עפ"י הכתובת שקיבל ,ניתן לנתר עפ"י שרשרת הפניות לשרתי ה DNS מי יהיה שרת ה DNS הבא אליו יפנו, שזה כמובן פוגע בפרטיות המידע של המשתמש.</text:span></text:p>
      <text:p text:style-name="P9"><text:span text:style-name="T6">3)א. </text:span><text:span text:style-name="T7">חברות המפתחות מערכות הפעלה למשל Windows או Apple כבר ביצעו אינטגרציה של תמיכה ב </text:span><text:span text:style-name="T2">DoH </text:span><text:span text:style-name="T7">בחלק השני של שנת 2020. כמו כן,</text:span><text:span text:style-name="T6"> ניתן להשתמש בדפד</text:span><text:span text:style-name="T8">פ</text:span><text:span text:style-name="T6">נים התומכים ב </text:span><text:span text:style-name="T2">DoH לדוגמא Google Chrome <text:s/>ו Mozilla Firefox ועוד מספר דפדפנים שהחלו בתהליך האינטגרציה של <text:s/>DoH לעצמם , כמו כן ניתן להשתמש ב שרתי DNS ציבורים .</text:span></text:p>
      <text:p text:style-name="P10"><text:span text:style-name="T2">4</text:span><text:span text:style-name="T1">) a.מימוש DoH ברמת האפליקציות </text:span><text:span text:style-name="T9">לדוגמא דפדפנים . </text:span></text:p>
      <text:p text:style-name="P10"><text:span text:style-name="T9">יתרון: נוח ומהיר <text:s/>– המימוש של <text:s/></text:span><text:span text:style-name="T1">DoH </text:span><text:span text:style-name="T9">בדפדפנים מאפשר </text:span><text:span text:style-name="T2">לעקוף את שרתי ה DNS הדיפולטיבים של ספק האינטרנט </text:span><text:span text:style-name="T9">וגם לא מצריך שום התעסקות ידנית.</text:span></text:p>
      <text:p text:style-name="P13"><text:span text:style-name="T1">חסרון: הדפדפן עלול לא להודיע למשתמש שהוא פספס שאליתא DNS בכלל התקנה לא מספיק מדויקת או חוסר תמיכה של </text:span><text:span text:style-name="T10">DoH.</text:span></text:p>
      <text:p text:style-name="P11"><text:span text:style-name="T1">b.</text:span><text:span text:style-name="T11">מ</text:span><text:span text:style-name="T1">ימוש DoH ברמת שרת proxy ברשת </text:span><text:span text:style-name="T11">שמתחברים אליו מהרשת הלוקלית שלנו והוא ומבצע עבורנו את כל השאילתות שאנחנו רוצים :<text:line-break/>יתרון: פרטיות – </text:span><text:span text:style-name="T12">שרתי </text:span><text:span text:style-name="T1">proxy </text:span><text:span text:style-name="T12">בגלל שהם אלה שמבצעים את כל השאילתות עבורנו - אישיותו,מיקומו והIP של המתשמש נשארים חסוים, כלומר שרתי </text:span><text:span text:style-name="T1">proxy </text:span><text:span text:style-name="T12">תורמים רבות לחסויותו של המתשמש בהם.</text:span></text:p>
      <text:p text:style-name="P6"><text:span text:style-name="T12">חסרון: השיטה שקופה למשתמשי הקצה. נוסף על כך, זיכרון ה cache אשר נשמר על השרתים עלול להכיל מידע רגיש אשר יכול לגרום לדליפת מידע ובכך לפגוע במשתמש בעליו הוא בא להגן. כמו כן, עלולה להווצר חוסר התאמה בין שרת </text:span><text:span text:style-name="T10">proxy </text:span><text:span text:style-name="T12">ברשת לבין השרת הלוקלי מאחר ולשרתי ה </text:span><text:span text:style-name="T10">proxy </text:span><text:span text:style-name="T12">יש דרך עבודה משלהם , אם שרת ה </text:span><text:span text:style-name="T10">proxy </text:span><text:span text:style-name="T12">ברשת והשרת הלוקלי לא מקונפגים כמו שצריך זה יכול לגרום להרבה בעיות בתקשורת בניהם. </text:span></text:p>
      <text:p text:style-name="P12"><text:span text:style-name="T1">c. מימוש DoH ברמת שרת proxy מקומי, <text:s/></text:span><text:span text:style-name="T13">פה </text:span><text:span text:style-name="T1">שרת </text:span><text:span text:style-name="T13">ה </text:span><text:span text:style-name="T1">proxy </text:span><text:span text:style-name="T13">מותקן על כל מחשב שרוצה לממש </text:span><text:span text:style-name="T1">DoH.</text:span></text:p>
      <text:p text:style-name="P1"><text:span text:style-name="T21">יתרון: כל היתרונות שהובאו בסעיף (b) ובנוסף אליהם ביטול החסרונות של (b) כמו חוסר התאמה בין </text:span><text:span text:style-name="T17">שרת </text:span><text:span text:style-name="T21">ה </text:span><text:span text:style-name="T17">proxy </text:span><text:span text:style-name="T18">לשרת</text:span><text:span text:style-name="T22"> </text:span><text:span text:style-name="T18">הלוקלי</text:span><text:span text:style-name="T22"> וגם שלילת החסרון שנובע מזכרון ה </text:span><text:span text:style-name="T23">cache </text:span><text:span text:style-name="T22">אשר נשמר על השרת (כי השרת של המשתמש אז הוא יכול לעשות איתו מה שבא לו וזכרון ה </text:span><text:span text:style-name="T23">cache </text:span><text:span text:style-name="T22">לא יעבור לצד שלישי – לפחות לא אמור)</text:span><text:span text:style-name="T18">, כמו כן מספק עוד שכבת הגנה על פרטיות כי במקרה של ניטור המחשב הניטור יגיע אל שרת ה </text:span><text:span text:style-name="T17">proxy</text:span><text:span text:style-name="T22">.</text:span></text:p>
      <text:p text:style-name="P14"><text:span text:style-name="T1">חסרון: לרשתות גדולות ידרשו משאבים יותר גדולים כי </text:span><text:span text:style-name="T10">שרת </text:span><text:span text:style-name="T13">ה </text:span><text:span text:style-name="T10">proxy </text:span><text:span text:style-name="T13">מותקן על כל מחשב </text:span><text:span text:style-name="T1">באופן אישי.</text:span></text:p>
      <text:p text:style-name="P7"><text:span text:style-name="T10">d.התקנת plugin המממש DoH ברמת הגדרות המחשב, </text:span><text:span text:style-name="T8">עדכון שנכנס רק לאחרונה למערכת Windows 10 Build 19628 ו Apple iOS 14 עם macOS 11. </text:span></text:p>
      <text:p text:style-name="P1"><text:span text:style-name="T15">יתרון: </text:span><text:span text:style-name="T16">נוח ומהיר <text:s/>– המימוש של <text:s/></text:span><text:span text:style-name="T17">DoH</text:span><text:span text:style-name="T18"> במערכות הפעלה</text:span><text:span text:style-name="T16"> מאפשר </text:span><text:span text:style-name="T19">לעקוף את שרתי ה DNS הדיפולטיבים של ספק האינטרנט </text:span><text:span text:style-name="T16">וגם לא מצריך שום התעסקות ידנית.</text:span></text:p>
      <text:p text:style-name="P1"><text:span text:style-name="T16">חסרון: </text:span><text:span text:style-name="T20">מאחר ו</text:span><text:span text:style-name="T19"> DoH </text:span><text:span text:style-name="T20">למרות הכל מבצע פניות DNS רקורסיביות עפ"י הכתובת שקיבל ,ניתן לנתר עפ"י שרשרת הפניות לשרתי ה DNS מי יהיה שרת ה DNS הבא אליו יפנו, שזה כמובן פוגע בפרטיות המידע של המשתמש. </text:span><text:span text:style-name="T18">כמו כן, במקרה של התקנה או כיונון לא מספיק מדויק עלול לגרו</text:span><text:span text:style-name="T25">ם</text:span><text:span text:style-name="T18"> לדליפת מידע או פספוס שאילתת </text:span><text:span text:style-name="T19">DoH</text:span><text:span text:style-name="T17">.</text:span></text:p>
      <text:p text:style-name="P15"/>
      <text:p text:style-name="P2"><text:span text:style-name="T17">ל</text:span><text:span text:style-name="T24">דעתי, היתרונות הגדולים ביותר הם אצל שיטת (c) גם מבחינת יעילות ההגנה על הפרטיות וגם מבחינת כמות השכבות להגנה על המידע ,כל עוד מדובר במחשב פרטי יחיד . אם השאלה היא על כמות גדולה של מחשבים אז לדעתי שיטה (b) נותנת את המענה האולטימטיבי מהסיבה הפשוטה שחברה המחזיקה כמות גדולה של מחשבים <text:s/>יכולה לחבר אותם לשרת proxy משלה וכך גם לחסוך על ההוצאות מה שנותן לה עדיפות כלכלית לאומת שיטה (c) וכך גם לדאוג לבטיחות הרשת הפנימית כי לא צריך לטפל בכל מחשב בנפרד מה שנותן עדיפות לאומת שיטה (a) ו (d).<text:line-break/>החסרונות הגדולים ביותר הם אצל שיטה (a) מכיון שהשיטה הזו דואגת להצפנת התעבורה של תוכנה בודדת או כמה תוכנות אבל לא דואגת להצפנת התעבורה של כלל מערכות המחשב.</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1T20:45:47.950888079</meta:creation-date>
    <dc:date>2020-12-23T01:50:01.663254754</dc:date>
    <meta:editing-duration>PT52M40S</meta:editing-duration>
    <meta:editing-cycles>5</meta:editing-cycles>
    <meta:generator>LibreOffice/6.4.6.2$Linux_X86_64 LibreOffice_project/40$Build-2</meta:generator>
    <meta:document-statistic meta:table-count="0" meta:image-count="0" meta:object-count="0" meta:page-count="1" meta:paragraph-count="17" meta:word-count="722" meta:character-count="3822" meta:non-whitespace-character-count="3099"/>
  </office:meta>
</office:document-meta>
</file>